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1.905cm" style:rel-column-width="4857*"/>
    </style:style>
    <style:style style:name="Table4.B" style:family="table-column">
      <style:table-column-properties style:column-width="2.884cm" style:rel-column-width="7354*"/>
    </style:style>
    <style:style style:name="Table4.C" style:family="table-column">
      <style:table-column-properties style:column-width="13.97cm" style:rel-column-width="35623*"/>
    </style:style>
    <style:style style:name="Table4.D" style:family="table-column">
      <style:table-column-properties style:column-width="6.941cm" style:rel-column-width="17701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2.196cm" style:rel-column-width="5599*"/>
    </style:style>
    <style:style style:name="Table7.B" style:family="table-column">
      <style:table-column-properties style:column-width="2.699cm" style:rel-column-width="6881*"/>
    </style:style>
    <style:style style:name="Table7.C" style:family="table-column">
      <style:table-column-properties style:column-width="14.203cm" style:rel-column-width="36217*"/>
    </style:style>
    <style:style style:name="Table7.D" style:family="table-column">
      <style:table-column-properties style:column-width="6.602cm" style:rel-column-width="16838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D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2.159cm" style:rel-column-width="5507*"/>
    </style:style>
    <style:style style:name="Table3.B" style:family="table-column">
      <style:table-column-properties style:column-width="10.543cm" style:rel-column-width="26885*"/>
    </style:style>
    <style:style style:name="Table3.C" style:family="table-column">
      <style:table-column-properties style:column-width="5.655cm" style:rel-column-width="14422*"/>
    </style:style>
    <style:style style:name="Table3.D" style:family="table-column">
      <style:table-column-properties style:column-width="7.341cm" style:rel-column-width="1872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20%"/>
      <style:text-properties fo:color="#ff0000" style:font-name="Calibri" fo:font-size="11pt" fo:language="en" fo:country="GB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line-height="120%"/>
      <style:text-properties fo:color="#ff0000" style:font-name="Calibri" fo:font-size="11pt" fo:language="en" fo:country="GB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line-height="120%"/>
      <style:text-properties fo:color="#ff0000" style:font-name="Calibri" fo:font-size="11pt" fo:language="en" fo:country="GB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line-height="120%" fo:break-before="page"/>
      <style:text-properties fo:color="#ff0000" style:font-name="Calibri" fo:font-size="11pt" fo:language="en" fo:country="GB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20%"/>
      <style:text-properties fo:color="#ff0000" style:font-name="Calibri" fo:font-size="11pt" fo:language="en" fo:country="GB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margin-top="0cm" fo:margin-bottom="0cm"/>
      <style:text-properties style:font-name="Calibri" fo:font-size="11pt" fo:language="en" fo:country="GB" style:font-size-asian="11pt" style:font-size-complex="11pt"/>
    </style:style>
    <style:style style:name="P7" style:family="paragraph" style:parent-style-name="Standard">
      <style:paragraph-properties fo:margin-top="0cm" fo:margin-bottom="0cm"/>
      <style:text-properties style:font-name="Calibri" fo:font-size="11pt" fo:language="en" fo:country="GB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cm" fo:margin-bottom="0cm"/>
      <style:text-properties style:font-name="Calibri" fo:font-size="11pt" fo:language="en" fo:country="GB" fo:font-weight="normal" style:font-size-asian="11pt" style:font-weight-asian="normal" style:font-size-complex="11pt" style:font-weight-complex="normal"/>
    </style:style>
    <style:style style:name="P9" style:family="paragraph" style:parent-style-name="Standard" style:master-page-name="">
      <style:paragraph-properties fo:margin-top="0cm" fo:margin-bottom="0cm" style:page-number="auto" fo:break-before="page"/>
      <style:text-properties style:font-name="Calibri" fo:font-size="14pt" fo:language="en" fo:country="GB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fo:color="#ff0000"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color="#ff0000" style:font-name="Calibri" fo:font-size="11pt" style:font-size-asian="11pt" style:font-size-complex="11pt"/>
    </style:style>
    <style:style style:name="P12" style:family="paragraph" style:parent-style-name="Table_20_Contents">
      <style:text-properties fo:color="#ff0000" style:font-name="Calibri" fo:font-size="11pt" fo:font-style="italic" style:font-size-asian="11pt" style:font-style-asian="italic" style:font-size-complex="11pt" style:font-style-complex="italic"/>
    </style:style>
    <style:style style:name="P13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Calibri" fo:font-size="11pt" style:font-size-asian="11pt" style:font-size-complex="11pt"/>
    </style:style>
    <style:style style:name="P15" style:family="paragraph" style:parent-style-name="Table_20_Contents">
      <style:text-properties style:font-name="Calibri" fo:font-size="11pt" fo:background-color="#ffff00" style:font-size-asian="11pt" style:font-size-complex="11pt"/>
    </style:style>
    <style:style style:name="P16" style:family="paragraph" style:parent-style-name="Table_20_Contents">
      <style:text-properties style:font-name="Calibri" fo:font-size="11pt" fo:font-style="italic" style:font-size-asian="11pt" style:font-style-asian="italic" style:font-size-complex="11pt" style:font-style-complex="italic"/>
    </style:style>
    <style:style style:name="P17" style:family="paragraph" style:parent-style-name="Table_20_Contents">
      <style:text-properties style:font-name="Calibri" fo:font-size="11pt" fo:font-style="italic" fo:background-color="transparent" style:font-size-asian="11pt" style:font-style-asian="italic" style:font-size-complex="11pt" style:font-style-complex="italic"/>
    </style:style>
    <style:style style:name="P18" style:family="paragraph" style:parent-style-name="Table_20_Contents">
      <style:text-properties style:font-name="Calibri" fo:font-size="11pt" fo:font-style="italic" fo:background-color="#ffff00" style:font-size-asian="11pt" style:font-style-asian="italic" style:font-size-complex="11pt" style:font-style-complex="italic"/>
    </style:style>
    <style:style style:name="P19" style:family="paragraph" style:parent-style-name="Table_20_Contents">
      <style:text-properties style:font-name="Calibri" fo:font-size="11pt" fo:background-color="transparent" style:font-size-asian="11pt" style:font-size-complex="11pt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style:font-name="Calibri" fo:font-size="11pt" fo:background-color="transparen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PUTS AND OUTPUTS FROM PROCEDURES</text:p>
      <text:p text:style-name="P6"/>
      <text:p text:style-name="P6">Below for each procedure as described in chapter 5 of subset026 the necessary input and output data will be described.</text:p>
      <text:p text:style-name="P6"/>
      <text:p text:style-name="P6"/>
      <text:p text:style-name="P7">Start of Mission</text:p>
      <text:p text:style-name="P7"/>
      <text:p text:style-name="P8">Inputs/updated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3">name</text:p>
          </table:table-cell>
          <table:table-cell table:style-name="Table4.A1" office:value-type="string">
            <text:p text:style-name="P13">reference</text:p>
          </table:table-cell>
          <table:table-cell table:style-name="Table4.A1" office:value-type="string">
            <text:p text:style-name="P13">description</text:p>
          </table:table-cell>
          <table:table-cell table:style-name="Table4.D1" office:value-type="string">
            <text:p text:style-name="P13">Structure where the information can be found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5.4.2.2</text:p>
          </table:table-cell>
          <table:table-cell table:style-name="Table4.A2" office:value-type="string">
            <text:p text:style-name="P14">Driver ID</text:p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5.4.2.2</text:p>
          </table:table-cell>
          <table:table-cell table:style-name="Table4.A2" office:value-type="string">
            <text:p text:style-name="P14">ERTMS level + status</text:p>
          </table:table-cell>
          <table:table-cell table:style-name="Table4.D2" office:value-type="string">
            <text:p text:style-name="P14">“15” system <text:s/>mode and level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5.4.2.2</text:p>
          </table:table-cell>
          <table:table-cell table:style-name="Table4.A2" office:value-type="string">
            <text:p text:style-name="P14">RBC ID of the current RBC, i.e. not an RBC announced using packet 131 + status</text:p>
          </table:table-cell>
          <table:table-cell table:style-name="Table4.D2" office:value-type="string">
            <text:p text:style-name="P14">“11” track data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5.4.2.2</text:p>
          </table:table-cell>
          <table:table-cell table:style-name="Table4.A2" office:value-type="string">
            <text:p text:style-name="P14">RBC phone number of the current RBC + status</text:p>
          </table:table-cell>
          <table:table-cell table:style-name="Table4.D2" office:value-type="string">
            <text:p text:style-name="P14">“11” track data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5.4.2.2</text:p>
          </table:table-cell>
          <table:table-cell table:style-name="Table4.A2" office:value-type="string">
            <text:p text:style-name="P15">Train data ?? which data is needed?? + status</text:p>
          </table:table-cell>
          <table:table-cell table:style-name="Table4.D2" office:value-type="string">
            <text:p text:style-name="P14">“9” Train data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5.4.2.2</text:p>
          </table:table-cell>
          <table:table-cell table:style-name="Table4.A2" office:value-type="string">
            <text:p text:style-name="P14">Train running number + status</text:p>
          </table:table-cell>
          <table:table-cell table:style-name="Table4.D2" office:value-type="string">
            <text:p text:style-name="P14">“9” Train data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5.4.2.2</text:p>
          </table:table-cell>
          <table:table-cell table:style-name="Table4.A2" office:value-type="string">
            <text:p text:style-name="P14">Train Position, i.e. LRBG identity and min, est, max, distance from the LRBG</text:p>
            <text:p text:style-name="P14">+ status</text:p>
          </table:table-cell>
          <table:table-cell table:style-name="Table4.D2" office:value-type="string">
            <text:p text:style-name="P14">“3” Train position and “4” reference system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5.4.3.2, S22</text:p>
          </table:table-cell>
          <table:table-cell table:style-name="Table4.A2" office:value-type="string">
            <text:p text:style-name="P14">The selected national system</text:p>
          </table:table-cell>
          <table:table-cell table:style-name="Table4.D2" office:value-type="string">
            <text:p text:style-name="P15">??????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D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Answers on requests to the driver (see below, to be read from the “data request buffer”)</text:p>
          </table:table-cell>
          <table:table-cell table:style-name="Table4.D2" office:value-type="string">
            <text:p text:style-name="P14"/>
          </table:table-cell>
        </table:table-row>
      </table:table>
      <text:p text:style-name="P7"><text:soft-page-break/></text:p>
      <text:p text:style-name="P6"/>
      <text:p text:style-name="P6"/>
      <text:p text:style-name="P7"/>
      <text:p text:style-name="P8">output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3">name</text:p>
          </table:table-cell>
          <table:table-cell table:style-name="Table7.A1" office:value-type="string">
            <text:p text:style-name="P13">reference</text:p>
          </table:table-cell>
          <table:table-cell table:style-name="Table7.A1" office:value-type="string">
            <text:p text:style-name="P13">description</text:p>
          </table:table-cell>
          <table:table-cell table:style-name="Table7.D1" office:value-type="string">
            <text:p text:style-name="P13">Target for the information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S1</text:p>
          </table:table-cell>
          <table:table-cell table:style-name="Table7.A2" office:value-type="string">
            <text:p text:style-name="P14">Request to the driver to enter or validate the driver_ID (depending on the status valid/not valid)</text:p>
            <text:p text:style-name="P16">{Result: flag stored in the data request buffer, that the validated driver-id is available in “12” driver data} </text:p>
          </table:table-cell>
          <table:table-cell table:style-name="Table7.D2" office:value-type="string">
            <text:p text:style-name="P14">DMI management, <text:s/>driver requests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S2</text:p>
          </table:table-cell>
          <table:table-cell table:style-name="Table7.A2" office:value-type="string">
            <text:p text:style-name="P14">Request to the driver to enter or validate the level (depending on the status valid/not valid)</text:p>
            <text:p text:style-name="P16">{Result: flag stored in the data request buffer, that the validated level is available in “15” mode and level} </text:p>
          </table:table-cell>
          <table:table-cell table:style-name="Table7.D2" office:value-type="string">
            <text:p text:style-name="P14">DMI management, <text:s/>driver requests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S3</text:p>
          </table:table-cell>
          <table:table-cell table:style-name="Table7.A2" office:value-type="string">
            <text:p text:style-name="P14">Request to the driver if he wants to enter a new network ID (Y/N)</text:p>
            <text:p text:style-name="P16">{Result: Y/N stored in the data request buffer} </text:p>
          </table:table-cell>
          <table:table-cell table:style-name="Table7.D2" office:value-type="string">
            <text:p text:style-name="P14">DMI management, <text:s/>driver requests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S3</text:p>
          </table:table-cell>
          <table:table-cell table:style-name="Table7.A2" office:value-type="string">
            <text:p text:style-name="P14">Request to the radio to deliver a list of available and allowed networks</text:p>
            <text:p text:style-name="P16">{result: a flag ïn the “radio management buffer” that a radio network is available, i.e. an RBC-ID/phone number shall be determined} </text:p>
          </table:table-cell>
          <table:table-cell table:style-name="Table7.D2" office:value-type="string">
            <text:p text:style-name="P14">Radio management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S3</text:p>
          </table:table-cell>
          <table:table-cell table:style-name="Table7.A2" office:value-type="string">
            <text:p text:style-name="P14">Request to the driver to choose between: use the last phone number RBC-ID/phone number, use EIRENE short number, enter or validate <text:s/>RBC-ID/phone number.<text:line-break/><text:span text:style-name="T1">{result: a flag ïn the “driver request buffer” that a validated RBC-ID/phone number is available in the “track data”}</text:span></text:p>
          </table:table-cell>
          <table:table-cell table:style-name="Table7.D2" office:value-type="string">
            <text:p text:style-name="P14">DMI management, <text:s/>driver requests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A29</text:p>
          </table:table-cell>
          <table:table-cell table:style-name="Table7.A2" office:value-type="string">
            <text:p text:style-name="P14">Fixed (“Radio network connection failed”) <text:span text:style-name="T2">list of fixed text messages to be defined</text:span>) to the driver</text:p>
          </table:table-cell>
          <table:table-cell table:style-name="Table7.D2" office:value-type="string">
            <text:p text:style-name="P14">DMI management, fixed text messages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S10</text:p>
          </table:table-cell>
          <table:table-cell table:style-name="Table7.A2" office:value-type="string">
            <text:p text:style-name="P14">Request to the driver to choose between: “shunting”, “non-leading”, “data-entry”</text:p>
            <text:p text:style-name="P16">{ result to be stored in the driver request buffer }</text:p>
          </table:table-cell>
          <table:table-cell table:style-name="Table7.D2" office:value-type="string">
            <text:p text:style-name="P14">DMI management, <text:s/>driver requests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S10/S24/A24</text:p>
          </table:table-cell>
          <table:table-cell table:style-name="Table7.A2" office:value-type="string">
            <text:p text:style-name="P19">Overwrite the current train position with “unknown”</text:p>
          </table:table-cell>
          <table:table-cell table:style-name="Table7.D2" office:value-type="string">
            <text:p text:style-name="P19">Train position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S12</text:p>
          </table:table-cell>
          <table:table-cell table:style-name="Table7.A2" office:value-type="string">
            <text:p text:style-name="P19">Flag “start Data-Entry procedure” </text:p>
            <text:p text:style-name="P17">{Result: a flag in the data-entry buffer indicating that all train data is stored and <text:soft-page-break/>validated, when shall this flag be reset?}</text:p>
          </table:table-cell>
          <table:table-cell table:style-name="Table7.D2" office:value-type="string">
            <text:p text:style-name="P19">Procedure management, Data-Entry procedure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S13</text:p>
          </table:table-cell>
          <table:table-cell table:style-name="Table7.A2" office:value-type="string">
            <text:p text:style-name="P14">Request to the driver to enter/validate the train running number (depending on the status valid/not valid)</text:p>
          </table:table-cell>
          <table:table-cell table:style-name="Table7.D2" office:value-type="string">
            <text:p text:style-name="P14">DMI management, <text:s/>driver requests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S11</text:p>
          </table:table-cell>
          <table:table-cell table:style-name="Table7.A2" office:value-type="string">
            <text:p text:style-name="P14">Flag “sent train data for validation by RBC”</text:p>
            <text:p text:style-name="P16">{Result: status of the train data becomes “validated”} </text:p>
          </table:table-cell>
          <table:table-cell table:style-name="Table7.D2" office:value-type="string">
            <text:p text:style-name="P14">RBC management, sent train data for validation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S20</text:p>
          </table:table-cell>
          <table:table-cell table:style-name="Table7.A2" office:value-type="string">
            <text:p text:style-name="P14">Request to the driver to select “start”</text:p>
            <text:p text:style-name="P16">{Result: Y/N “start” selected by the driver <text:s/>stored in the data request buffer} </text:p>
          </table:table-cell>
          <table:table-cell table:style-name="Table7.D2" office:value-type="string">
            <text:p text:style-name="P14">DMI management, <text:s/>driver requests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S21</text:p>
          </table:table-cell>
          <table:table-cell table:style-name="Table7.A2" office:value-type="string">
            <text:p text:style-name="P14">Flag “sent MA request”</text:p>
            <text:p text:style-name="P16">{The result will become available as a mode change to SR or an MA allowing FS or OS/LS/SH, i.e. a mode change to one of those modes}</text:p>
            <text:p text:style-name="P18">The mode changes shall be mode in mode/level management</text:p>
          </table:table-cell>
          <table:table-cell table:style-name="Table7.D2" office:value-type="string">
            <text:p text:style-name="P14">Manage location based data, MA-management.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S22</text:p>
          </table:table-cell>
          <table:table-cell table:style-name="Table7.A2" office:value-type="string">
            <text:p text:style-name="P14">Request to the driver to acknowledge the selected national system</text:p>
            <text:p text:style-name="P16">{Result: Y/N “national system acknowledged” by the driver <text:s/>stored in the data request buffer} </text:p>
          </table:table-cell>
          <table:table-cell table:style-name="Table7.D2" office:value-type="string">
            <text:p text:style-name="P14">DMI management, <text:s/>driver requests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S23</text:p>
          </table:table-cell>
          <table:table-cell table:style-name="Table7.A2" office:value-type="string">
            <text:p text:style-name="P14">Request to the driver to acknowledge unfitted mode</text:p>
            <text:p text:style-name="P16">{Result: Y/N “start in unfitted acknowledged” by the driver stored in the data request buffer} </text:p>
            <text:p text:style-name="P18">The mode changes shall be mode in mode/level management, so the result shall be read by mode/level management</text:p>
          </table:table-cell>
          <table:table-cell table:style-name="Table7.D2" office:value-type="string">
            <text:p text:style-name="P14">DMI management, <text:s/>driver requests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S24</text:p>
          </table:table-cell>
          <table:table-cell table:style-name="Table7.A2" office:value-type="string">
            <text:p text:style-name="P14">Request to the driver to acknowledge SR mode</text:p>
            <text:p text:style-name="P16">{Result: Y/N “start in SR acknowledged” by the driver stored in the data request buffer} </text:p>
            <text:p text:style-name="P18">The mode changes shall be mode in mode/level management, so the result shall be read by mode/level management</text:p>
          </table:table-cell>
          <table:table-cell table:style-name="Table7.D2" office:value-type="string">
            <text:p text:style-name="P14">DMI management, <text:s/>driver requests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S25</text:p>
          </table:table-cell>
          <table:table-cell table:style-name="Table7.A2" office:value-type="string">
            <text:p text:style-name="P14">Request to the driver to acknowledge OS/LS/SH mode <text:s/><text:span text:style-name="T2">{combined or separate requests?}</text:span></text:p>
            <text:p text:style-name="P16">{Result: Y/N “start in OS/LS/SH acknowledged” by the driver stored in the data request buffer} </text:p>
            <text:p text:style-name="P18">The mode changes shall be mode in mode/level management, so the result shall be read by mode/level management</text:p>
          </table:table-cell>
          <table:table-cell table:style-name="Table7.D2" office:value-type="string">
            <text:p text:style-name="P14">DMI management, <text:s/>driver requests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A31</text:p>
          </table:table-cell>
          <table:table-cell table:style-name="Table7.A2" office:value-type="string">
            <text:p text:style-name="P14">Request to the radio to “open a session” (<text:span text:style-name="T2">meaning</text:span>) with the RBC (of which RBC-ID/phone number is validated)</text:p>
            <text:p text:style-name="P16">{result: a flag ïn the “radio management buffer” that a “session is opened” or a flag that <text:soft-page-break/>the “opening has failed”<text:span text:style-name="T2"> ??????</text:span>} <text:line-break/>failing may take some time, for that period a status “pending” shall be available</text:p>
          </table:table-cell>
          <table:table-cell table:style-name="Table7.D2" office:value-type="string">
            <text:p text:style-name="P14">Radio management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A32</text:p>
          </table:table-cell>
          <table:table-cell table:style-name="Table7.A2" office:value-type="string">
            <text:p text:style-name="P14">Fixed (“Radio session set up failed”) <text:span text:style-name="T2">list of fixed text messages to be defined</text:span>) to the driver</text:p>
          </table:table-cell>
          <table:table-cell table:style-name="Table7.D2" office:value-type="string">
            <text:p text:style-name="P14">DMI management, fixed text messages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>5.4.3.2, A33/D33</text:p>
          </table:table-cell>
          <table:table-cell table:style-name="Table7.A2" office:value-type="string">
            <text:p text:style-name="P19">Flag “report position in connection with SoM”</text:p>
            <text:p text:style-name="P17">{result”in case the train position is marked as invalid, the RBC reports if the position can be validated, this result shall be stored in a data structure from RBC management having a value “pending” available for the time the RBC has not yet answered (or answer not timed out)</text:p>
            <text:p text:style-name="P17">2<text:span text:style-name="T5">nd</text:span> possible result: train is accepted or not by the RBC. This result shall also be stored in the data structure for RBC management</text:p>
          </table:table-cell>
          <table:table-cell table:style-name="Table7.D2" office:value-type="string">
            <text:p text:style-name="P20">RBC management, report train position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/>
          </table:table-cell>
          <table:table-cell table:style-name="Table7.D2" office:value-type="string">
            <text:p text:style-name="P14"/>
          </table:table-cell>
        </table:table-row>
      </table:table>
      <text:p text:style-name="P7"/>
      <text:p text:style-name="P5"/>
      <text:p text:style-name="P4"/>
      <text:p text:style-name="P2">Driver requests</text:p>
      <text:p text:style-name="P1">Several procedures or requests from track side can lead to a request to be sent to the driver. The generated requests shall be buffered in an internal structure. The DMI management function can than check if a request is stored in a predefined priority; except for data entry, which is handled in a different structure, only one request shall be “pending” (waiting for driver response) at a time.</text:p>
      <text:p text:style-name="P3">{The API allows to sent more requests and let the DMI buffer those, sending only one is however not in conflict with the API}</text:p>
      <text:p text:style-name="P1">A request can have the status “set” (a request shall be sent to the driver), “pending” (question sent to the driver, no answer yet), “available”, <text:s/>(result available, but not yet elaborated), “not answered” (driver didn't respond, negative result not yet elaborated), or “not set/elaborated” (= initial state: no request set, pending, available or not answered).</text:p>
      <text:p text:style-name="P1">For a pending request a timer shall be set. For each type of request a time-out value can be stored (i.e. the data structure is available)</text:p>
      <text:p text:style-name="P1">A request can be withdrawn if the timer expires or if a request with a higher priority has to be sent. In the latter case the withdrawn request shall be stored as “set” again.</text:p>
      <text:p text:style-name="P1">The results shall be stored in the “internal data structure” (“data stored on-board”), or in some cases (indicated in the table below) in the data structure for the requests.</text:p>
      <text:p text:style-name="P1"/>
      <text:p text:style-name="P1"/>
      <text:p text:style-name="P1">Array with possible requests to the driver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Name</text:p>
          </table:table-cell>
          <table:table-cell table:style-name="Table3.A1" office:value-type="string">
            <text:p text:style-name="P10">Description</text:p>
          </table:table-cell>
          <table:table-cell table:style-name="Table3.A1" office:value-type="string">
            <text:p text:style-name="P10">source</text:p>
          </table:table-cell>
          <table:table-cell table:style-name="Table3.D1" office:value-type="string">
            <text:p text:style-name="P10">Data structure for result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Request to enter/validata <text:s/>driver ID (depending on the status valid/not valid)</text:p>
          </table:table-cell>
          <table:table-cell table:style-name="Table3.A2" office:value-type="string">
            <text:p text:style-name="P11">Procedure SoM, 5.4.3.2 S1</text:p>
          </table:table-cell>
          <table:table-cell table:style-name="Table3.D2" office:value-type="string">
            <text:p text:style-name="P11">“12”, driver-id + state (valid/not valid)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Request to the driver to enter/validate the level (depending on the status valid/not valid)</text:p>
          </table:table-cell>
          <table:table-cell table:style-name="Table3.A2" office:value-type="string">
            <text:p text:style-name="P11">Procedure SoM, 5.4.3.2 S2</text:p>
          </table:table-cell>
          <table:table-cell table:style-name="Table3.D2" office:value-type="string">
            <text:p text:style-name="P11">“15”, level + state (valid/not valid)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Request to the driver if he wants to enter a new network ID (Y/N)</text:p>
          </table:table-cell>
          <table:table-cell table:style-name="Table3.A2" office:value-type="string">
            <text:p text:style-name="P11">Procedure SoM, 5.4.3.2 S3</text:p>
          </table:table-cell>
          <table:table-cell table:style-name="Table3.D2" office:value-type="string">
            <text:p text:style-name="P11">Result to be stored in the list of requests.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Request to the driver to choose between: use the last phone number RBC-ID/phone number, use EIRENE short number, enter or validate <text:s/>RBC-ID/phone number</text:p>
          </table:table-cell>
          <table:table-cell table:style-name="Table3.A2" office:value-type="string">
            <text:p text:style-name="P11">Procedure SoM, 5.4.3.2 S3</text:p>
          </table:table-cell>
          <table:table-cell table:style-name="Table3.D2" office:value-type="string">
            <text:p text:style-name="P11">“11”, RBC-ID/phone number + state (valid/not valid)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Request to the driver to choose between: “shunting”, “non-leading”, “data-entry”</text:p>
          </table:table-cell>
          <table:table-cell table:style-name="Table3.A2" office:value-type="string">
            <text:p text:style-name="P11">Procedure SoM, 5.4.3.2 S10</text:p>
          </table:table-cell>
          <table:table-cell table:style-name="Table3.D2" office:value-type="string">
            <text:p text:style-name="P11">{ result to be stored in the driver request buffer }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Request to the driver to enter/validate the train running number <text:soft-page-break/>(depending on the status valid/not valid)</text:p>
          </table:table-cell>
          <table:table-cell table:style-name="Table3.A2" office:value-type="string">
            <text:p text:style-name="P11">Procedure SoM</text:p>
            <text:p text:style-name="P11"><text:soft-page-break/>5.4.3.2, S13</text:p>
          </table:table-cell>
          <table:table-cell table:style-name="Table3.D2" office:value-type="string">
            <text:p text:style-name="P11">“9” train running number + state (valid/not <text:soft-page-break/>valid)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Request to the driver to select “start”</text:p>
            <text:p text:style-name="P12"/>
          </table:table-cell>
          <table:table-cell table:style-name="Table3.A2" office:value-type="string">
            <text:p text:style-name="P11">Procedure SoM</text:p>
            <text:p text:style-name="P11">5.4.3.2, S20</text:p>
          </table:table-cell>
          <table:table-cell table:style-name="Table3.D2" office:value-type="string">
            <text:p text:style-name="P11">Result to be stored in the list of requests.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Request to the driver to acknowledge the selected national system</text:p>
          </table:table-cell>
          <table:table-cell table:style-name="Table3.A2" office:value-type="string">
            <text:p text:style-name="P11">Procedure SoM</text:p>
            <text:p text:style-name="P11">5.4.3.2, S22</text:p>
          </table:table-cell>
          <table:table-cell table:style-name="Table3.D2" office:value-type="string">
            <text:p text:style-name="P11">Result to be stored in the list of requests.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Request to the driver to acknowledge unfitted mode</text:p>
          </table:table-cell>
          <table:table-cell table:style-name="Table3.A2" office:value-type="string">
            <text:p text:style-name="P11">Procedure SoM</text:p>
            <text:p text:style-name="P11">5.4.3.2, S23</text:p>
          </table:table-cell>
          <table:table-cell table:style-name="Table3.D2" office:value-type="string">
            <text:p text:style-name="P11">Result to be stored in the list of requests.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Request to the driver to acknowledge SR mode</text:p>
          </table:table-cell>
          <table:table-cell table:style-name="Table3.A2" office:value-type="string">
            <text:p text:style-name="P11">Procedure SoM</text:p>
            <text:p text:style-name="P11">5.4.3.2, S24</text:p>
          </table:table-cell>
          <table:table-cell table:style-name="Table3.D2" office:value-type="string">
            <text:p text:style-name="P11">Result to be stored in the list of requests.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Request to the driver to acknowledge OS mode</text:p>
          </table:table-cell>
          <table:table-cell table:style-name="Table3.A2" office:value-type="string">
            <text:p text:style-name="P11">Procedure SoM</text:p>
            <text:p text:style-name="P11">5.4.3.2, S25</text:p>
          </table:table-cell>
          <table:table-cell table:style-name="Table3.D2" office:value-type="string">
            <text:p text:style-name="P11">Result to be stored in the list of requests.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Request to the driver to acknowledge LS mode</text:p>
          </table:table-cell>
          <table:table-cell table:style-name="Table3.A2" office:value-type="string">
            <text:p text:style-name="P11">Procedure SoM</text:p>
            <text:p text:style-name="P11">5.4.3.2, S25</text:p>
          </table:table-cell>
          <table:table-cell table:style-name="Table3.D2" office:value-type="string">
            <text:p text:style-name="P11">Result to be stored in the list of requests.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>Request to the driver to acknowledge SH mode</text:p>
          </table:table-cell>
          <table:table-cell table:style-name="Table3.A2" office:value-type="string">
            <text:p text:style-name="P11">Procedure SoM</text:p>
            <text:p text:style-name="P11">5.4.3.2, S25</text:p>
          </table:table-cell>
          <table:table-cell table:style-name="Table3.D2" office:value-type="string">
            <text:p text:style-name="P11">Result to be stored in the list of requests.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D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D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D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D2" office:value-type="string">
            <text:p text:style-name="P11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25T21:16:42.564000000</meta:creation-date>
    <dc:date>2014-10-25T21:19:21.848000000</dc:date>
    <meta:editing-duration>P0D</meta:editing-duration>
    <meta:editing-cycles>1</meta:editing-cycles>
    <meta:generator>OpenOffice.org/3.2$Win32 OpenOffice.org_project/320m12$Build-9483</meta:generator>
    <meta:document-statistic meta:table-count="3" meta:image-count="0" meta:object-count="0" meta:page-count="6" meta:paragraph-count="177" meta:word-count="1522" meta:character-count="8876"/>
  </office:meta>
</office:document-meta>
</file>